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unicipality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Region6</text:p>
          </table:table-cell>
          <table:table-cell table:style-name="ce1" office:value-type="string" calcext:value-type="string">
            <text:p>RegionOrCity</text:p>
          </table:table-cell>
          <table:table-cell table:style-name="ce1" office:value-type="string" calcext:value-type="string">
            <text:p>Region14</text:p>
          </table:table-cell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visc_code</text:p>
          </table:table-cell>
        </table:table-row>
        <table:table-row table:style-name="ro1">
          <table:table-cell table:style-name="ce2" office:value-type="string" calcext:value-type="string">
            <text:p>Ādažu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ADA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Aglonas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AGL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izkraukle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AKR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Aizpute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AZP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Aknīste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AKN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Aloja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ALO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Alsunga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ALS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Alūksne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ALU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Amata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AMA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Ape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APE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Auce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AUC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Babīte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BAB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Baldone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BLD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Baltinavas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BLT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Balvu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BLV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Bauska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BAU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Beverīna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BEV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Brocēnu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BRO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Burtnieku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BUR</text:p>
          </table:table-cell>
          <table:table-cell table:style-name="ce2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Carnikava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Cēsu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CES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Cesvaine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CSV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Ciblas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CIB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Dagdas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DAG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string" calcext:value-type="string">
            <text:p>Daugavpil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number-columns-repeated="2" table:style-name="ce2" office:value-type="string" calcext:value-type="string">
            <text:p>Daugavpils</text:p>
          </table:table-cell>
          <table:table-cell table:style-name="ce2" office:value-type="string" calcext:value-type="string">
            <text:p>DAU</text:p>
          </table:table-cell>
          <table:table-cell table:style-name="ce2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string" calcext:value-type="string">
            <text:p>Daugavpils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DAN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Dobele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DOB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Dundaga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DUN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string" calcext:value-type="string">
            <text:p>Durbe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DUR</text:p>
          </table:table-cell>
          <table:table-cell table:style-name="ce2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string" calcext:value-type="string">
            <text:p>Engure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ENG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Ērgļu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ERG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string" calcext:value-type="string">
            <text:p>Garkalne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GAR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string" calcext:value-type="string">
            <text:p>Grobiņa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GRO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 table:style-name="ce2" office:value-type="string" calcext:value-type="string">
            <text:p>Gulbene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GUL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string" calcext:value-type="string">
            <text:p>Iecava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IEC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string" calcext:value-type="string">
            <text:p>Ikšķile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IKS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string" calcext:value-type="string">
            <text:p>Ilūkstes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ILU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string" calcext:value-type="string">
            <text:p>Inčukalna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INC</text:p>
          </table:table-cell>
          <table:table-cell table:style-name="ce2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string" calcext:value-type="string">
            <text:p>Jaunjelgava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JJE</text:p>
          </table:table-cell>
          <table:table-cell table:style-name="ce2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string" calcext:value-type="string">
            <text:p>Jaunpiebalga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JPB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Jaunpil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JPS</text:p>
          </table:table-cell>
          <table:table-cell table:style-name="ce2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string" calcext:value-type="string">
            <text:p>Jēkabpil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Jēkabpils</text:p>
          </table:table-cell>
          <table:table-cell table:style-name="ce2" office:value-type="string" calcext:value-type="string">
            <text:p>Jekabpils</text:p>
          </table:table-cell>
          <table:table-cell table:style-name="ce2" office:value-type="string" calcext:value-type="string">
            <text:p>JEK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string" calcext:value-type="string">
            <text:p>Jēkabpil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JKN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>
            <text:p>Jelgava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number-columns-repeated="2" table:style-name="ce2" office:value-type="string" calcext:value-type="string">
            <text:p>Jelgava</text:p>
          </table:table-cell>
          <table:table-cell table:style-name="ce2" office:value-type="string" calcext:value-type="string">
            <text:p>JEL</text:p>
          </table:table-cell>
          <table:table-cell table:style-name="ce2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string" calcext:value-type="string">
            <text:p>Jelgava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JLN</text:p>
          </table:table-cell>
          <table:table-cell table:style-name="ce2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string" calcext:value-type="string">
            <text:p>Jūrmala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Jūrmala</text:p>
          </table:table-cell>
          <table:table-cell table:style-name="ce2" office:value-type="string" calcext:value-type="string">
            <text:p>Jurmala</text:p>
          </table:table-cell>
          <table:table-cell table:style-name="ce2" office:value-type="string" calcext:value-type="string">
            <text:p>JUR</text:p>
          </table:table-cell>
          <table:table-cell table:style-name="ce2"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string" calcext:value-type="string">
            <text:p>Kandava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KAN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string" calcext:value-type="string">
            <text:p>Kārsavas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KAR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>
            <text:p>Ķeguma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KEG</text:p>
          </table:table-cell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Ķekava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KEK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Kocēnu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KOC</text:p>
          </table:table-cell>
          <table:table-cell table:style-name="ce2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string" calcext:value-type="string">
            <text:p>Koknese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KOK</text:p>
          </table:table-cell>
          <table:table-cell table:style-name="ce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Krāslavas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KRA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Krimulda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KRI</text:p>
          </table:table-cell>
          <table:table-cell table:style-name="ce2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Krustpil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KRU</text:p>
          </table:table-cell>
          <table:table-cell table:style-name="ce2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string" calcext:value-type="string">
            <text:p>Kuldīga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KUL</text:p>
          </table:table-cell>
          <table:table-cell table:style-name="ce2"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Lielvārde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LLV</text:p>
          </table:table-cell>
          <table:table-cell table:style-name="ce2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string" calcext:value-type="string">
            <text:p>Liepāja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Liepāja</text:p>
          </table:table-cell>
          <table:table-cell table:style-name="ce2" office:value-type="string" calcext:value-type="string">
            <text:p>Liepaja</text:p>
          </table:table-cell>
          <table:table-cell table:style-name="ce2" office:value-type="string" calcext:value-type="string">
            <text:p>LPA</text:p>
          </table:table-cell>
          <table:table-cell table:style-name="ce2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>
            <text:p>Līgatne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LIG</text:p>
          </table:table-cell>
          <table:table-cell table:style-name="ce2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string" calcext:value-type="string">
            <text:p>Limbažu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LIM</text:p>
          </table:table-cell>
          <table:table-cell table:style-name="ce2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string" calcext:value-type="string">
            <text:p>Līvānu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LIV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Lubāna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LUB</text:p>
          </table:table-cell>
          <table:table-cell table:style-name="ce2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string" calcext:value-type="string">
            <text:p>Ludzas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LUD</text:p>
          </table:table-cell>
          <table:table-cell table:style-name="ce2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string" calcext:value-type="string">
            <text:p>Madona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MAD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string" calcext:value-type="string">
            <text:p>Mālpil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MAL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string" calcext:value-type="string">
            <text:p>Mārupe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string" calcext:value-type="string">
            <text:p>Mazsalaca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MAZ</text:p>
          </table:table-cell>
          <table:table-cell table:style-name="ce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string" calcext:value-type="string">
            <text:p>Mērsraga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MER</text:p>
          </table:table-cell>
          <table:table-cell table:style-name="ce2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string" calcext:value-type="string">
            <text:p>Naukšēnu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NAU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string" calcext:value-type="string">
            <text:p>Nereta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NER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string" calcext:value-type="string">
            <text:p>Nīca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NIC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string" calcext:value-type="string">
            <text:p>Ogre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OGR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string" calcext:value-type="string">
            <text:p>Olaine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OLA</text:p>
          </table:table-cell>
          <table:table-cell table:style-name="ce2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Ozolnieku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OZO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string" calcext:value-type="string">
            <text:p>Pārgauja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PGA</text:p>
          </table:table-cell>
          <table:table-cell table:style-name="ce2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string" calcext:value-type="string">
            <text:p>Pāvilosta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PAV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string" calcext:value-type="string">
            <text:p>Pļaviņu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PLA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string" calcext:value-type="string">
            <text:p>Preiļu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float" office:value="76" calcext:value-type="float">
            <text:p>76</text:p>
          </table:table-cell>
        </table:table-row>
        <table:table-row table:style-name="ro1">
          <table:table-cell table:style-name="ce2" office:value-type="string" calcext:value-type="string">
            <text:p>Priekule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PKE</text:p>
          </table:table-cell>
          <table:table-cell table:style-name="ce2" office:value-type="float" office:value="77" calcext:value-type="float">
            <text:p>77</text:p>
          </table:table-cell>
        </table:table-row>
        <table:table-row table:style-name="ro1">
          <table:table-cell table:style-name="ce2" office:value-type="string" calcext:value-type="string">
            <text:p>Priekuļu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PKI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string" calcext:value-type="string">
            <text:p>Rauna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RAU</text:p>
          </table:table-cell>
          <table:table-cell table:style-name="ce2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string" calcext:value-type="string">
            <text:p>Rēzekne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Rēzekne</text:p>
          </table:table-cell>
          <table:table-cell table:style-name="ce2" office:value-type="string" calcext:value-type="string">
            <text:p>Rezekne</text:p>
          </table:table-cell>
          <table:table-cell table:style-name="ce2" office:value-type="string" calcext:value-type="string">
            <text:p>REP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string" calcext:value-type="string">
            <text:p>Rēzeknes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REN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string" calcext:value-type="string">
            <text:p>Riebiņu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RIE</text:p>
          </table:table-cell>
          <table:table-cell table:style-name="ce2" office:value-type="float" office:value="82" calcext:value-type="float">
            <text:p>82</text:p>
          </table:table-cell>
        </table:table-row>
        <table:table-row table:style-name="ro1">
          <table:table-cell table:number-columns-repeated="4" table:style-name="ce2" office:value-type="string" calcext:value-type="string">
            <text:p>Rīga</text:p>
          </table:table-cell>
          <table:table-cell table:style-name="ce2" office:value-type="string" calcext:value-type="string">
            <text:p>Riga</text:p>
          </table:table-cell>
          <table:table-cell table:style-name="ce2" office:value-type="string" calcext:value-type="string">
            <text:p>RIG</text:p>
          </table:table-cell>
          <table:table-cell table:style-name="ce2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Roja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ROJ</text:p>
          </table:table-cell>
          <table:table-cell table:style-name="ce2"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string" calcext:value-type="string">
            <text:p>Ropažu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ROP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string" calcext:value-type="string">
            <text:p>Rucava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RUC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string" calcext:value-type="string">
            <text:p>Rugāju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RUG</text:p>
          </table:table-cell>
          <table:table-cell table:style-name="ce2" office:value-type="float" office:value="92" calcext:value-type="float">
            <text:p>92</text:p>
          </table:table-cell>
        </table:table-row>
        <table:table-row table:style-name="ro1">
          <table:table-cell table:style-name="ce2" office:value-type="string" calcext:value-type="string">
            <text:p>Rūjiena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RUJ</text:p>
          </table:table-cell>
          <table:table-cell table:style-name="ce2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string" calcext:value-type="string">
            <text:p>Rundāle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RUN</text:p>
          </table:table-cell>
          <table:table-cell table:style-name="ce2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string" calcext:value-type="string">
            <text:p>Salacgrīva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SCG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string" calcext:value-type="string">
            <text:p>Sala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SLA</text:p>
          </table:table-cell>
          <table:table-cell table:style-name="ce2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string" calcext:value-type="string">
            <text:p>Salaspil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float" office:value="97" calcext:value-type="float">
            <text:p>97</text:p>
          </table:table-cell>
        </table:table-row>
        <table:table-row table:style-name="ro1">
          <table:table-cell table:style-name="ce2" office:value-type="string" calcext:value-type="string">
            <text:p>Saldu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SAL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Saulkrastu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SAU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string" calcext:value-type="string">
            <text:p>Sēja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SEJ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Siguldas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SIG</text:p>
          </table:table-cell>
          <table:table-cell table:style-name="ce2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string" calcext:value-type="string">
            <text:p>Skrīveru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SKV</text:p>
          </table:table-cell>
          <table:table-cell table:style-name="ce2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string" calcext:value-type="string">
            <text:p>Skrunda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SKN</text:p>
          </table:table-cell>
          <table:table-cell table:style-name="ce2"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string" calcext:value-type="string">
            <text:p>Smiltene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SMI</text:p>
          </table:table-cell>
          <table:table-cell table:style-name="ce2"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string" calcext:value-type="string">
            <text:p>Stopiņu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STO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string" calcext:value-type="string">
            <text:p>Strenču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float" office:value="106" calcext:value-type="float">
            <text:p>106</text:p>
          </table:table-cell>
        </table:table-row>
        <table:table-row table:style-name="ro1">
          <table:table-cell table:style-name="ce2" office:value-type="string" calcext:value-type="string">
            <text:p>Talsu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TAL</text:p>
          </table:table-cell>
          <table:table-cell table:style-name="ce2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string" calcext:value-type="string">
            <text:p>Tērvete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TER</text:p>
          </table:table-cell>
          <table:table-cell table:style-name="ce2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string" calcext:value-type="string">
            <text:p>Tukuma novads</text:p>
          </table:table-cell>
          <table:table-cell table:style-name="ce2" office:value-type="string" calcext:value-type="string">
            <text:p>Pierīga</text:p>
          </table:table-cell>
          <table:table-cell table:style-name="ce2" office:value-type="string" calcext:value-type="string">
            <text:p>Pieriga</text:p>
          </table:table-cell>
          <table:table-cell table:style-name="ce2" office:value-type="string" calcext:value-type="string">
            <text:p>Rīgas reģions</text:p>
          </table:table-cell>
          <table:table-cell table:style-name="ce2" office:value-type="string" calcext:value-type="string">
            <text:p>Cita Pieriga</text:p>
          </table:table-cell>
          <table:table-cell table:style-name="ce2" office:value-type="string" calcext:value-type="string">
            <text:p>TUK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Vaiņode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VAI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Valka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VLK</text:p>
          </table:table-cell>
          <table:table-cell table:style-name="ce2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string" calcext:value-type="string">
            <text:p>Valmiera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number-columns-repeated="2" table:style-name="ce2" office:value-type="string" calcext:value-type="string">
            <text:p>Valmiera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string" calcext:value-type="string">
            <text:p>Varakļānu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VRL</text:p>
          </table:table-cell>
          <table:table-cell table:style-name="ce2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string" calcext:value-type="string">
            <text:p>Vārkavas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VRV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string" calcext:value-type="string">
            <text:p>Vecpiebalgas novads</text:p>
          </table:table-cell>
          <table:table-cell table:number-columns-repeated="2" table:style-name="ce2" office:value-type="string" calcext:value-type="string">
            <text:p>Vidzeme</text:p>
          </table:table-cell>
          <table:table-cell table:style-name="ce2" office:value-type="string" calcext:value-type="string">
            <text:p>Vidzemes reģions</text:p>
          </table:table-cell>
          <table:table-cell table:style-name="ce2" office:value-type="string" calcext:value-type="string">
            <text:p>Cita Vidzeme</text:p>
          </table:table-cell>
          <table:table-cell table:style-name="ce2" office:value-type="string" calcext:value-type="string">
            <text:p>VCP</text:p>
          </table:table-cell>
          <table:table-cell table:style-name="ce2"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string" calcext:value-type="string">
            <text:p>Vecumnieku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VCM</text:p>
          </table:table-cell>
          <table:table-cell table:style-name="ce2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string" calcext:value-type="string">
            <text:p>Ventspil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number-columns-repeated="2" table:style-name="ce2" office:value-type="string" calcext:value-type="string">
            <text:p>Ventspils</text:p>
          </table:table-cell>
          <table:table-cell table:style-name="ce2" office:value-type="string" calcext:value-type="string">
            <text:p>VEP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string" calcext:value-type="string">
            <text:p>Ventspils novads</text:p>
          </table:table-cell>
          <table:table-cell table:number-columns-repeated="2" table:style-name="ce2" office:value-type="string" calcext:value-type="string">
            <text:p>Kurzeme</text:p>
          </table:table-cell>
          <table:table-cell table:style-name="ce2" office:value-type="string" calcext:value-type="string">
            <text:p>Kurzemes reģions</text:p>
          </table:table-cell>
          <table:table-cell table:style-name="ce2" office:value-type="string" calcext:value-type="string">
            <text:p>Cita Kurzeme</text:p>
          </table:table-cell>
          <table:table-cell table:style-name="ce2" office:value-type="string" calcext:value-type="string">
            <text:p>VEN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string" calcext:value-type="string">
            <text:p>Viesītes novads</text:p>
          </table:table-cell>
          <table:table-cell table:number-columns-repeated="2" table:style-name="ce2" office:value-type="string" calcext:value-type="string">
            <text:p>Zemgale</text:p>
          </table:table-cell>
          <table:table-cell table:style-name="ce2" office:value-type="string" calcext:value-type="string">
            <text:p>Zemgales reģions</text:p>
          </table:table-cell>
          <table:table-cell table:style-name="ce2" office:value-type="string" calcext:value-type="string">
            <text:p>Cita Zemgale</text:p>
          </table:table-cell>
          <table:table-cell table:style-name="ce2" office:value-type="string" calcext:value-type="string">
            <text:p>VIE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string" calcext:value-type="string">
            <text:p>Viļakas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VIK</text:p>
          </table:table-cell>
          <table:table-cell table:style-name="ce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string" calcext:value-type="string">
            <text:p>Viļānu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VLN</text:p>
          </table:table-cell>
          <table:table-cell table:style-name="ce2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string" calcext:value-type="string">
            <text:p>Zilupes novads</text:p>
          </table:table-cell>
          <table:table-cell table:number-columns-repeated="2" table:style-name="ce2" office:value-type="string" calcext:value-type="string">
            <text:p>Latgale</text:p>
          </table:table-cell>
          <table:table-cell table:style-name="ce2" office:value-type="string" calcext:value-type="string">
            <text:p>Latgales reģions</text:p>
          </table:table-cell>
          <table:table-cell table:style-name="ce2" office:value-type="string" calcext:value-type="string">
            <text:p>Cita Latgale</text:p>
          </table:table-cell>
          <table:table-cell table:style-name="ce2" office:value-type="string" calcext:value-type="string">
            <text:p>ZIL</text:p>
          </table:table-cell>
          <table:table-cell table:style-name="ce2" office:value-type="float" office:value="123" calcext:value-type="float">
            <text:p>123</text:p>
          </table:table-cell>
        </table:table-row>
        <table:table-row table:style-name="ro1" table:number-rows-repeated="10484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:Sheet1.G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style:text-properties fo:color="#ff0000"/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style:text-properties fo:color="#ff0000"/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28P2" style:volatile="true">
      <number:text> £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00:48:31.3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21:07:09.777000000</meta:creation-date>
    <dc:date>2015-05-17T01:41:25.217000000</dc:date>
    <meta:editing-duration>PT34M9S</meta:editing-duration>
    <meta:editing-cycles>6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